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row table:style-name="ro1">
          <table:table-cell table:style-name="Default" table:number-columns-repeated="4"/>
          <table:table-cell table:style-name="Default" office:value-type="string" calcext:value-type="string">
            <text:p>Messages</text:p>
          </table:table-cell>
          <table:table-cell table:style-name="Default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MIS members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Send + ACK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44" calcext:value-type="float">
            <text:p>114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460" calcext:value-type="float">
            <text:p>2460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Tileria</meta:initial-creator>
    <meta:creation-date>2017-06-20T14:25:48.969853561</meta:creation-date>
    <dc:date>2017-06-20T14:47:41.239826275</dc:date>
    <dc:creator>Marcos Tileria</dc:creator>
    <meta:editing-duration>PT6M42S</meta:editing-duration>
    <meta:editing-cycles>1</meta:editing-cycles>
    <meta:document-statistic meta:table-count="1" meta:cell-count="17" meta:object-count="0"/>
    <meta:generator>LibreOffice/4.4.3.2$Linux_X86_64 LibreOffice_project/40m0$Build-2</meta:generator>
  </office:meta>
</office:document-meta>
</file>